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8e47" officeooo:paragraph-rsid="000f8e4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-Project</text:p>
      <text:p text:style-name="P1">Madeleine Rodriguez</text:p>
      <text:p text:style-name="P1"/>
      <text:p text:style-name="P1">Name: Tic-Tac-Toe</text:p>
      <text:p text:style-name="P1"/>
      <text:p text:style-name="P1">Description of project:</text:p>
      <text:p text:style-name="P1"/>
      <text:p text:style-name="P1">Architecture</text:p>
      <text:p text:style-name="P1"/>
      <text:p text:style-name="P1">Operation:</text:p>
      <text:p text:style-name="P1"/>
      <text:p text:style-name="P1"/>
      <text:p text:style-name="P1">Performance tests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2:46:31.358147731</meta:creation-date>
    <dc:date>2023-05-25T12:50:39.280869827</dc:date>
    <meta:editing-duration>PT4M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2" meta:character-count="111" meta:non-whitespace-character-count="106"/>
  </office:meta>
</office:document-meta>
</file>